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fo:text-align="start" style:justify-single-word="false" style:writing-mode="lr-tb"/>
      <style:text-properties style:font-name="Arial" fo:font-size="12pt" fo:language="en" fo:country="none" style:font-size-asian="12pt" style:font-size-complex="12pt"/>
    </style:style>
    <style:style style:name="P2"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3" style:family="paragraph" style:parent-style-name="Preformatted_20_Text">
      <style:paragraph-properties fo:text-align="start" style:justify-single-word="false" style:writing-mode="lr-tb"/>
      <style:text-properties style:font-name="Arial" fo:font-size="12pt" fo:language="en" fo:country="none" style:font-size-asian="12pt" style:font-size-complex="12pt"/>
    </style:style>
    <style:style style:name="P4"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T1"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What is the timing of their assignments (when were they first registered as active?)</text:p>
      <text:p text:style-name="P3"/>
      <text:p text:style-name="P4">-According to Western secret services, a unit of the Russian military intelligence service GRU with the designation 26165, which acts as a hacker collective and specializes in attacking prominent targets and stealing confidential information. The group has been active since around 2004.</text:p>
      <text:p text:style-name="P1"/>
      <text:p text:style-name="P2"><text:span text:style-name="T1">- </text:span><text:bookmark text:name="tw-target-text4"/><text:s/><text:span text:style-name="T1">From mid-2014 to fall 2017, Fancy Bear targeted numerous journalists in the United States, Ukraine, Russia, Moldova, the Baltics and other countries who had written articles about Vladimir Putin and the Kremlin.</text:span></text:p>
      <text:p text:style-name="P1">- <text:bookmark text:name="tw-target-text5"/>In 2015 there was a targeted spear phishing attack on financial institutions. The report lists international banking institutions that were targeted, including the United Bank for Africa, Bank of America, TD Bank and UAE Bank.</text:p>
      <text:p text:style-name="P1">- 2015 Germany- <text:bookmark text:name="tw-target-text6"/>The attack completely paralyzed the Bundestag's IT infrastructure in May 2015. In order to resolve the situation, the entire parliament had to be taken offline for days. IT experts estimate that a total of 16 gigabytes of data was downloaded from Parliament as part of the attack,</text:p>
      <text:p text:style-name="P1">- <text:bookmark text:name="tw-target-text7"/>APT28 is probably best known for its attacks on the Democratic National Committee (DNC) and other political targets in 2016</text:p>
      <text:p text:style-name="P1">- <text:bookmark text:name="tw-target-text8"/>In August 2015, Fancy Bear used a zero-day exploit of Java, spoofed the Electronic Frontier Foundation and launched attacks on the White House and NATO. The hackers used a spear phishing attack and redirected emails to the false URL electronicfrontierfoundation.org.</text:p>
      <text:p text:style-name="P1">- <text:bookmark text:name="tw-target-text-container1"/><text:bookmark text:name="tw-target-text10"/>The Apt28 group used Android malware to attack the Ukrainian army's missile forces and artillery from 2014 to 2016. They distributed an infected version of an Android app whose original purpose was to control the targeting data of the D-30 howitzer artillery. The app used by Ukrainian officers was loaded with the X-Agent spyware and posted online on military forums. More than 80% of Ukrainian artillery D-30 howitzers were destroyed in the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S</meta:editing-duration>
    <meta:editing-cycles>3</meta:editing-cycles>
    <meta:generator>OpenOffice/4.1.14$Win32 OpenOffice.org_project/4114m1$Build-9811</meta:generator>
    <dc:date>2023-11-21T09:59:47.16</dc:date>
    <meta:document-statistic meta:table-count="0" meta:image-count="0" meta:object-count="0" meta:page-count="1" meta:paragraph-count="8" meta:word-count="312" meta:character-count="1954"/>
    <dc:creator>kaos sevdalisi</dc:creator>
    <meta:user-defined meta:name="Info 1"/>
    <meta:user-defined meta:name="Info 2"/>
    <meta:user-defined meta:name="Info 3"/>
    <meta:user-defined meta:name="Info 4"/>
  </office:meta>
</office:document-meta>
</file>